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4pt" style:font-size-asian="44pt" style:font-size-complex="44pt"/>
    </style:style>
    <style:style style:name="P2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3" style:family="paragraph" style:parent-style-name="Standard">
      <style:paragraph-properties fo:text-align="start" style:justify-single-word="false"/>
      <style:text-properties fo:font-size="20pt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54pt" fo:font-weight="bold" style:font-size-asian="54pt" style:font-weight-asian="bold" style:font-size-complex="5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44pt" style:font-size-asian="44pt" style:font-size-complex="44pt"/>
    </style:style>
    <style:style style:name="P6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4">DOSSIER</text:p>
      <text:p text:style-name="P1">Projet Personnel et Professionnel</text:p>
      <text:p text:style-name="P2">ZOUHIRI Malik</text:p>
      <text:p text:style-name="P2"/>
      <text:p text:style-name="P2"/>
      <text:p text:style-name="P3">IUT de Vélizy</text:p>
      <text:p text:style-name="P3">Université de Versailles Saint-Quentin-en-Yvelines</text:p>
      <text:p text:style-name="P3">Année 2014/20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lik Zouhiri</meta:initial-creator>
    <meta:creation-date>2015-01-08T09:55:40.81</meta:creation-date>
    <dc:date>2015-01-08T10:02:17.63</dc:date>
    <dc:creator>Malik Zouhiri</dc:creator>
    <meta:editing-duration>PT6M19S</meta:editing-duration>
    <meta:editing-cycles>2</meta:editing-cycles>
    <meta:generator>OpenOffice/4.1.0$Win32 OpenOffice.org_project/410m18$Build-9764</meta:generator>
    <meta:document-statistic meta:table-count="0" meta:image-count="0" meta:object-count="0" meta:page-count="1" meta:paragraph-count="6" meta:word-count="16" meta:character-count="131"/>
  </office:meta>
</office:document-meta>
</file>